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style>
    <style:style style:name="P2" style:family="paragraph" style:parent-style-name="Text_20_body" style:list-style-name="L7">
      <style:paragraph-properties fo:margin-top="0cm" fo:margin-bottom="0cm" style:contextual-spacing="false" fo:text-align="start" style:justify-single-word="false"/>
    </style:style>
    <style:style style:name="P3" style:family="paragraph" style:parent-style-name="Text_20_body" style:list-style-name="L7">
      <style:paragraph-properties fo:text-align="start" style:justify-single-word="false"/>
    </style:style>
    <style:style style:name="P4" style:family="paragraph" style:parent-style-name="Text_20_body" style:list-style-name="L8">
      <style:paragraph-properties fo:text-align="start" style:justify-single-word="false"/>
    </style:style>
    <style:style style:name="P5" style:family="paragraph" style:parent-style-name="Text_20_body" style:list-style-name="L8">
      <style:paragraph-properties fo:margin-top="0cm" fo:margin-bottom="0cm" style:contextual-spacing="false" fo:text-align="start" style:justify-single-word="false"/>
    </style:style>
    <style:style style:name="P6" style:family="paragraph" style:parent-style-name="Text_20_body" style:list-style-name="L8">
      <style:paragraph-properties fo:text-align="start" style:justify-single-word="false"/>
      <style:text-properties officeooo:paragraph-rsid="000b9a5a"/>
    </style:style>
    <style:style style:name="P7" style:family="paragraph" style:parent-style-name="Text_20_body">
      <style:paragraph-properties fo:margin-top="0cm" fo:margin-bottom="0cm" style:contextual-spacing="false" fo:text-align="start" style:justify-single-word="false"/>
      <style:text-properties officeooo:rsid="000b9a5a" officeooo:paragraph-rsid="000b9a5a"/>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number text:level="1" text:style-name="Numbering_20_Symbols" loext:num-list-format="%1%)" style:num-suffix=")" style:num-format="a">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vent exercises</text:h>
      <text:p text:style-name="P7"/>
      <text:list xml:id="list731820859" text:style-name="L8">
        <text:list-item>
          <text:p text:style-name="P5">Create a unordered shopping list with three levels that collapse when pressing the parent node. Use only one event handler. Clue: use <text:a xlink:type="simple" xlink:href="https://developer.mozilla.org/es/docs/Web/HTML/Global_attributes/hidden" office:target-frame-name="_blank" xlink:show="new" text:style-name="Internet_20_link" text:visited-style-name="Visited_20_Internet_20_Link">hidden</text:a> attribute</text:p>
        </text:list-item>
        <text:list-item>
          <text:p text:style-name="P5">Create three boxes with a header, a text and a close button located upper right. Make the button work by using just one event listener on the container. Clue: use <text:a xlink:type="simple" xlink:href="https://developer.mozilla.org/en-US/docs/Web/API/Element/closest" office:target-frame-name="_blank" xlink:show="new" text:style-name="Internet_20_link" text:visited-style-name="Visited_20_Internet_20_Link">closest()</text:a> method</text:p>
        </text:list-item>
        <text:list-item>
          <text:p text:style-name="P5">Create a button that hides/shows a form beneath it when pressed</text:p>
        </text:list-item>
        <text:list-item>
          <text:p text:style-name="P6">Create a code that shows a tooltip text over a button when mouse is over and dissapears when mouse is not over. It must appear on top y there is space enough or above it if not. Clues:</text:p>
          <text:list>
            <text:list-item>
              <text:p text:style-name="P6">Use data attributes to store tooltip text</text:p>
            </text:list-item>
            <text:list-item>
              <text:p text:style-name="P6">Use <text:a xlink:type="simple" xlink:href="https://developer.mozilla.org/en-US/docs/Web/API/Element/getBoundingClientRect" office:target-frame-name="_blank" xlink:show="new" text:style-name="Internet_20_link" text:visited-style-name="Visited_20_Internet_20_Link">getBoundingClientRect()</text:a> method to calculate coordinates</text:p>
            </text:list-item>
          </text:list>
        </text:list-item>
        <text:list-item>
          <text:p text:style-name="P4">Create a table with two columns: one for <text:a xlink:type="simple" xlink:href="https://educacionadistancia.juntadeandalucia.es/centros/granada/mod/url/view.php?id=199074" text:style-name="Internet_20_link" text:visited-style-name="Visited_20_Internet_20_Link">numbers</text:a> and the other for text, and as many rows as you want. When clicking on the header of each column, table must be ordered. Your code must be able to work with huge tables. Clues:</text:p>
        </text:list-item>
      </text:list>
      <text:list xml:id="list2706785538" text:style-name="L7">
        <text:list-item>
          <text:p text:style-name="P2">Use <text:a xlink:type="simple" xlink:href="https://developer.mozilla.org/en-US/docs/Web/API/HTMLTableCellElement" office:target-frame-name="_blank" xlink:show="new" text:style-name="Internet_20_link" text:visited-style-name="Visited_20_Internet_20_Link">cellIndex</text:a> to know where you have clicked</text:p>
        </text:list-item>
        <text:list-item>
          <text:p text:style-name="P3">Use dataset to store the kind of information each column ha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21:29:09.322228900</meta:creation-date>
    <dc:date>2024-01-21T21:30:27.857856877</dc:date>
    <meta:editing-duration>PT1M19S</meta:editing-duration>
    <meta:editing-cycles>1</meta:editing-cycles>
    <meta:document-statistic meta:table-count="0" meta:image-count="0" meta:object-count="0" meta:page-count="1" meta:paragraph-count="10" meta:word-count="192" meta:character-count="1038" meta:non-whitespace-character-count="865"/>
    <meta:generator>LibreOffice/7.3.7.2$Linux_X86_64 LibreOffice_project/30$Build-2</meta:generator>
  </office:meta>
</office:document-meta>
</file>